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uthor</text:p>
      <text:p text:style-name="Date">23 February 2019</text:p>
      <text:p text:style-name="Text_20_body">This is some text before a section. It shouldn’t be indented. Each section should start on a new page (but subsections shouldn’t).</text:p>
      <text:h text:style-name="Heading_20_1" text:outline-level="1">This is a section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Subsection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</text:p>
      <text:h text:style-name="Heading_20_1" text:outline-level="1">This is a second section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Title</dc:title>
  </office:meta>
</office:document-meta>
</file>